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4.1. Nombra los medios de transmisión y la forma en la que codifican la información.</text:p>
      <text:p text:style-name="Standard"/>
      <text:list xml:id="list1390736166" text:style-name="L1">
        <text:list-item>
          <text:p text:style-name="P2"><text:span text:style-name="T1">Hilos metálicos dentro de cables:</text:span> los datos son codificados mediante impulsos eléctricas.</text:p>
        </text:list-item>
        <text:list-item>
          <text:p text:style-name="P2"><text:span text:style-name="T1">Fibras de vidrio o plástico:</text:span> los datos son codificados utilizando pulsos de luz.</text:p>
        </text:list-item>
        <text:list-item>
          <text:p text:style-name="P2"><text:span text:style-name="T1">Transmisión inalámbrica:</text:span> los datos se codifican mediante longitudes de onda del espectro electromagnéti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24T15:44:55.487946211</meta:creation-date>
    <dc:date>2019-10-24T15:48:52.959096325</dc:date>
    <dc:creator>I116-05 </dc:creator>
    <meta:editing-duration>PT3M58S</meta:editing-duration>
    <meta:editing-cycles>1</meta:editing-cycles>
    <meta:document-statistic meta:table-count="0" meta:image-count="0" meta:object-count="0" meta:page-count="1" meta:paragraph-count="4" meta:word-count="56" meta:character-count="364" meta:non-whitespace-character-count="315"/>
    <meta:generator>LibreOffice/6.0.4.1$Linux_X86_64 LibreOffice_project/00m0$Build-1</meta:generator>
  </office:meta>
</office:document-meta>
</file>